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izovatk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alomesto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Velkomest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5:36:23.873000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8-12-03T15:45:06.188568991</dc:date>
    <meta:editing-duration>PT31M24S</meta:editing-duration>
    <meta:editing-cycles>13</meta:editing-cycles>
    <meta:generator>LibreOffice/5.1.6.2$Linux_X86_64 LibreOffice_project/10m0$Build-2</meta:generator>
    <meta:document-statistic meta:table-count="1" meta:cell-count="268" meta:object-count="0"/>
  </office:meta>
</office:document-meta>
</file>